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1690_654569729"/><text:bookmark-end text:name="__DdeLink__1690_654569729"/><text:bookmark-start text:name="__DdeLink__427_57459952"/><text:bookmark-end text:name="__DdeLink__427_57459952"/><text:a xlink:type="simple" xlink:href="https://www.youtube.com/watch?v=wq4wQbcPqWM" text:style-name="Internet_20_link" text:visited-style-name="Visited_20_Internet_20_Link">https://www.youtube.com/watch?v=wq4wQbcPqWM</text:a></text:p>
      <text:p text:style-name="Preformatted_20_Text"/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<text:soft-page-break/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4-18T09:49:24</dc:date>
    <dc:creator>Máximo Meza</dc:creator>
    <meta:generator>OpenOffice/4.1.6$Unix OpenOffice.org_project/416m1$Build-9790</meta:generator>
    <meta:editing-duration>PT23H43M</meta:editing-duration>
    <meta:editing-cycles>33</meta:editing-cycles>
    <meta:document-statistic meta:table-count="0" meta:image-count="0" meta:object-count="0" meta:page-count="2" meta:paragraph-count="31" meta:word-count="144" meta:character-count="1489"/>
  </office:meta>
</office:document-meta>
</file>